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c0c0c0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b3b3b3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c0c0c0"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OSIX File System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eter C. Chapin</text:p>
            <text:p>Vermont Technical Colle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is a Disk Partition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old raw data in <text:span text:style-name="T1">sectors</text:span></text:p>
                <text:list>
                  <text:list-item>
                    <text:p>Multiple <text:span text:style-name="T1">platters</text:span> (usually two sided)</text:p>
                  </text:list-item>
                  <text:list-item>
                    <text:p>On each platter are multiple tracks</text:p>
                    <text:list>
                      <text:list-item>
                        <text:p>Corresponding tracks on each platter form a <text:span text:style-name="T1">cylinder</text:span>.</text:p>
                      </text:list-item>
                    </text:list>
                  </text:list-item>
                  <text:list-item>
                    <text:p>One head for each surface (typically two per platter)</text:p>
                  </text:list-item>
                </text:list>
              </text:list-item>
              <text:list-item>
                <text:p>Three dimensions</text:p>
                <text:list>
                  <text:list-item>
                    <text:p>(head, cylinder, sector)</text:p>
                  </text:list-item>
                </text:list>
              </text:list-item>
              <text:list-item>
                <text:p>Sectors are small</text:p>
                <text:list>
                  <text:list-item>
                    <text:p>Typically 512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sk Driv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river presents simple model</text:p>
                <text:list>
                  <text:list-item>
                    <text:p>Partition appears as a large array of blocks.</text:p>
                    <text:list>
                      <text:list-item>
                        <text:p>Each block typically multiple sectors (say, 8 sectors for a total of 4096 bytes)</text:p>
                      </text:list-item>
                    </text:list>
                  </text:list-item>
                  <text:list-item>
                    <text:p>Driver translates a block number into disk coordinates.</text:p>
                    <text:list>
                      <text:list-item>
                        <text:p>Block 37892 =&gt; starts at (head 5, cylinder 249, sector 16)</text:p>
                      </text:list-item>
                    </text:list>
                  </text:list-item>
                  <text:list-item>
                    <text:p>Driver accepts request for a particular block...</text:p>
                    <text:list>
                      <text:list-item>
                        <text:p>Controls the disk hardware to access appropriate sect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river Concer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disk driver wants to optimize disk access</text:p>
                <text:list>
                  <text:list-item>
                    <text:p>Requests for blocks sit in a queue</text:p>
                  </text:list-item>
                  <text:list-item>
                    <text:p>Driver chooses requests in some optimal way</text:p>
                    <text:list>
                      <text:list-item>
                        <text:p>Not necessarily FIFO order</text:p>
                      </text:list-item>
                      <text:list-item>
                        <text:p>May choose requests that are "close" the heads' present position.</text:p>
                      </text:list-item>
                    </text:list>
                  </text:list-item>
                  <text:list-item>
                    <text:p>Much can be said about this... not an issue for right now.</text:p>
                  </text:list-item>
                </text:list>
              </text:list-item>
              <text:list-item>
                <text:p><text:span text:style-name="T1">Higher levels of the OS request blocks from the driv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sk or Partition?</text:p>
          </draw:text-box>
        </draw:frame>
        <draw:frame presentation:style-name="pr5" draw:layer="layout" svg:width="25.199cm" svg:height="13.656cm" svg:x="1.4cm" svg:y="4.914cm" presentation:class="outline" presentation:user-transformed="true">
          <draw:text-box>
            <text:list text:style-name="L2">
              <text:list-item>
                <text:p>Disk is sliced into partitions</text:p>
                <text:list>
                  <text:list-item>
                    <text:p>A table on the disk describes their size and extent</text:p>
                  </text:list-item>
                  <text:list-item>
                    <text:p>Driver understands (disk, partition, block#) coordinates</text:p>
                    <text:list>
                      <text:list-item>
                        <text:p>Specifies a disk block uniquely on the system</text:p>
                      </text:list-item>
                    </text:list>
                  </text:list-item>
                  <text:list-item>
                    <text:p>Driver changes the block number into (head, cylinder, sector) coordinates.</text:p>
                  </text:list-item>
                </text:list>
              </text:list-item>
              <text:list-item>
                <text:p>Disk drivers number blocks on each partition.</text:p>
                <text:list>
                  <text:list-item>
                    <text:p>Block 37892 on partition 0 is different than block 37892 on partition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hat About Files?</text:p>
          </draw:text-box>
        </draw:frame>
        <draw:frame presentation:style-name="pr5" draw:layer="layout" svg:width="25.199cm" svg:height="14.027cm" svg:x="1.4cm" svg:y="4.914cm" presentation:class="outline" presentation:user-transformed="true">
          <draw:text-box>
            <text:list text:style-name="L2">
              <text:list-item>
                <text:p>Applications deal with files</text:p>
                <text:list>
                  <text:list-item>
                    <text:p>Descriptive names: <text:span text:style-name="T2">/home/pchapin/afile.txt</text:span></text:p>
                  </text:list-item>
                  <text:list-item>
                    <text:p>Orgainzed in a tree hierarchy</text:p>
                  </text:list-item>
                  <text:list-item>
                    <text:p>Variable size</text:p>
                  </text:list-item>
                  <text:list-item>
                    <text:p>How does a command like "read 1024 bytes from <text:span text:style-name="T2">/home/pchapin/afile.txt</text:span>" get converted into "read block #37892?"</text:p>
                  </text:list-item>
                </text:list>
              </text:list-item>
              <text:list-item>
                <text:p>File System!</text:p>
                <text:list>
                  <text:list-item>
                    <text:p>The file system is the part of the OS that understands files and talks to the disk dri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File System Organization</text:p>
          </draw:text-box>
        </draw:frame>
        <draw:rect draw:style-name="gr2" draw:text-style-name="P1" draw:layer="layout" svg:width="10.5cm" svg:height="1.5cm" svg:x="8.5cm" svg:y="6cm">
          <text:p text:style-name="P1">File System</text:p>
        </draw:rect>
        <draw:rect draw:style-name="gr2" draw:text-style-name="P1" draw:layer="layout" svg:width="10.5cm" svg:height="1.5cm" svg:x="8.5cm" svg:y="11cm">
          <text:p text:style-name="P1">Disk Cache</text:p>
        </draw:rect>
        <draw:rect draw:style-name="gr3" draw:text-style-name="P1" draw:layer="layout" svg:width="10.5cm" svg:height="1.5cm" svg:x="8.5cm" svg:y="16cm">
          <text:p text:style-name="P1">Disk Driver</text:p>
        </draw:rect>
        <draw:line draw:style-name="gr4" draw:text-style-name="P1" draw:layer="layout" svg:x1="11cm" svg:y1="7.5cm" svg:x2="11cm" svg:y2="11cm">
          <text:p/>
        </draw:line>
        <draw:line draw:style-name="gr5" draw:text-style-name="P1" draw:layer="layout" svg:x1="11cm" svg:y1="12.5cm" svg:x2="11cm" svg:y2="16cm">
          <text:p/>
        </draw:line>
        <draw:line draw:style-name="gr5" draw:text-style-name="P1" draw:layer="layout" svg:x1="16.5cm" svg:y1="16cm" svg:x2="16.5cm" svg:y2="12.5cm">
          <text:p/>
        </draw:line>
        <draw:line draw:style-name="gr4" draw:text-style-name="P1" draw:layer="layout" svg:x1="16.5cm" svg:y1="11cm" svg:x2="16.5cm" svg:y2="7.5cm">
          <text:p/>
        </draw:line>
        <draw:line draw:style-name="gr4" draw:text-style-name="P1" draw:layer="layout" svg:x1="11cm" svg:y1="4.5cm" svg:x2="11cm" svg:y2="6cm">
          <text:p/>
        </draw:line>
        <draw:line draw:style-name="gr6" draw:text-style-name="P1" draw:layer="layout" svg:x1="11cm" svg:y1="17.5cm" svg:x2="11cm" svg:y2="19cm">
          <text:p/>
        </draw:line>
        <draw:line draw:style-name="gr6" draw:text-style-name="P1" draw:layer="layout" svg:x1="16.5cm" svg:y1="19cm" svg:x2="16.5cm" svg:y2="17.5cm">
          <text:p/>
        </draw:line>
        <draw:line draw:style-name="gr4" draw:text-style-name="P1" draw:layer="layout" svg:x1="16.5cm" svg:y1="6cm" svg:x2="16.5cm" svg:y2="4.5cm">
          <text:p/>
        </draw:line>
        <draw:frame draw:style-name="gr7" draw:layer="layout" svg:width="2.191cm" svg:height="0.963cm" svg:x="8.786cm" svg:y="4.5cm">
          <draw:text-box>
            <text:p>read()</text:p>
          </draw:text-box>
        </draw:frame>
        <draw:frame draw:style-name="gr7" draw:layer="layout" svg:width="5.116cm" svg:height="0.963cm" svg:x="5.384cm" svg:y="8.537cm">
          <draw:text-box>
            <text:p>Get block 37892</text:p>
          </draw:text-box>
        </draw:frame>
        <draw:frame draw:style-name="gr7" draw:layer="layout" svg:width="5.116cm" svg:height="0.963cm" svg:x="5.384cm" svg:y="13.537cm">
          <draw:text-box>
            <text:p>Get block 37892</text:p>
          </draw:text-box>
        </draw:frame>
        <draw:frame draw:style-name="gr7" draw:layer="layout" svg:width="11.593cm" svg:height="0.963cm" svg:x="2cm" svg:y="19.037cm">
          <draw:text-box>
            <text:p>Get head 5, cylinder 249, sectors 16-23</text:p>
          </draw:text-box>
        </draw:frame>
        <draw:frame draw:style-name="gr7" draw:layer="layout" svg:width="9.066cm" svg:height="0.963cm" svg:x="15.934cm" svg:y="19.037cm">
          <draw:text-box>
            <text:p>INTERRUPT: Here is the data!</text:p>
          </draw:text-box>
        </draw:frame>
        <draw:frame draw:style-name="gr7" draw:layer="layout" svg:width="6.098cm" svg:height="0.963cm" svg:x="16.5cm" svg:y="13.537cm">
          <draw:text-box>
            <text:p>Here is block 37892</text:p>
          </draw:text-box>
        </draw:frame>
        <draw:frame draw:style-name="gr7" draw:layer="layout" svg:width="6.098cm" svg:height="0.963cm" svg:x="16.5cm" svg:y="8.5cm">
          <draw:text-box>
            <text:p>Here is block 37892</text:p>
          </draw:text-box>
        </draw:frame>
        <draw:frame draw:style-name="gr7" draw:layer="layout" svg:width="4.977cm" svg:height="0.963cm" svg:x="16.5cm" svg:y="5cm">
          <draw:text-box>
            <text:p>Here is th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File System Layout</text:p>
          </draw:text-box>
        </draw:frame>
        <draw:frame presentation:style-name="pr5" draw:layer="layout" svg:width="25.199cm" svg:height="13.993cm" svg:x="1.4cm" svg:y="4.914cm" presentation:class="outline" presentation:user-transformed="true">
          <draw:text-box>
            <text:list text:style-name="L2">
              <text:list-item>
                <text:p>File systems control the layout of files on disk.</text:p>
                <text:list>
                  <text:list-item>
                    <text:p>Different file systems do it differently.</text:p>
                  </text:list-item>
                  <text:list-item>
                    <text:p>Many interesting issues come up.</text:p>
                    <text:list>
                      <text:list-item>
                        <text:p>Optimizations</text:p>
                        <text:list>
                          <text:list-item>
                            <text:p>... for a large number of small files</text:p>
                          </text:list-item>
                          <text:list-item>
                            <text:p>... for very large files</text:p>
                          </text:list-item>
                          <text:list-item>
                            <text:p>... for random access</text:p>
                          </text:list-item>
                          <text:list-item>
                            <text:p>... for sequential access</text:p>
                          </text:list-item>
                        </text:list>
                      </text:list-item>
                      <text:list-item>
                        <text:p>File system limits</text:p>
                        <text:list>
                          <text:list-item>
                            <text:p>How big is the largest file?</text:p>
                          </text:list-item>
                          <text:list-item>
                            <text:p>How large a partition can be used?</text:p>
                          </text:list-item>
                          <text:list-item>
                            <text:p>How long can file names be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ile System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ny features are commonly supported</text:p>
                <text:list>
                  <text:list-item>
                    <text:list>
                      <text:list-item>
                        <text:p>Journals</text:p>
                      </text:list-item>
                      <text:list-item>
                        <text:p>Access control lists</text:p>
                      </text:list-item>
                      <text:list-item>
                        <text:p>Encryption</text:p>
                      </text:list-item>
                      <text:list-item>
                        <text:p>Data compression</text:p>
                      </text:list-item>
                      <text:list-item>
                        <text:p>Extended attributes</text:p>
                      </text:list-item>
                      <text:list-item>
                        <text:p>Versioning</text:p>
                      </text:list-item>
                      <text:list-item>
                        <text:p><text:span text:style-name="T1">And more!</text:span></text:p>
                      </text:list-item>
                    </text:list>
                  </text:list-item>
                </text:list>
              </text:list-item>
              <text:list-item>
                <text:p><text:span text:style-name="T3">We will talk about some of these 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5" draw:layer="layout" svg:width="25.199cm" svg:height="15.11cm" svg:x="1.4cm" svg:y="4.914cm" presentation:class="outline" presentation:user-transformed="true">
          <draw:text-box>
            <text:list text:style-name="L2">
              <text:list-item>
                <text:p>Application says "open /home/pchapin/afile.txt"</text:p>
                <text:list>
                  <text:list-item>
                    <text:p>File system driver must...</text:p>
                    <text:list>
                      <text:list-item>
                        <text:p>Locate root directory on disk. Read it.</text:p>
                      </text:list-item>
                      <text:list-item>
                        <text:p>Interpret contents of root directory. Look for "home"</text:p>
                      </text:list-item>
                      <text:list-item>
                        <text:p>Locate /home on disk. Read it.</text:p>
                      </text:list-item>
                      <text:list-item>
                        <text:p>Interpret contents of /home. Look for "pchapin"</text:p>
                      </text:list-item>
                      <text:list-item>
                        <text:p>Locate /home/pchapin on disk. Read it.</text:p>
                      </text:list-item>
                      <text:list-item>
                        <text:p>Interpret contents of /home/pchapin. Look for afile.txt</text:p>
                      </text:list-item>
                      <text:list-item>
                        <text:p>If afile.txt exists and has appropiate access settings... <text:s/>return SUCCESS!</text:p>
                      </text:list-item>
                    </text:list>
                  </text:list-item>
                  <text:list-item>
                    <text:p>File system driver knows where file system structures are and what they look lik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Multiple File System Types</text:p>
          </draw:text-box>
        </draw:frame>
        <draw:rect draw:style-name="gr2" draw:text-style-name="P1" draw:layer="layout" svg:width="6cm" svg:height="2cm" svg:x="11cm" svg:y="5cm">
          <text:p text:style-name="P1">Virtual File System</text:p>
          <text:p text:style-name="P1">Switch (VFS)</text:p>
        </draw:rect>
        <draw:rect draw:style-name="gr2" draw:text-style-name="P1" draw:layer="layout" svg:width="5.5cm" svg:height="2cm" svg:x="4cm" svg:y="9cm">
          <text:p text:style-name="P1">ext3</text:p>
        </draw:rect>
        <draw:rect draw:style-name="gr2" draw:text-style-name="P1" draw:layer="layout" svg:width="6.5cm" svg:height="2cm" svg:x="11cm" svg:y="9cm">
          <text:p text:style-name="P1">reiser</text:p>
        </draw:rect>
        <draw:rect draw:style-name="gr2" draw:text-style-name="P1" draw:layer="layout" svg:width="6.5cm" svg:height="2cm" svg:x="19cm" svg:y="9cm">
          <text:p text:style-name="P1">XFS</text:p>
        </draw:rect>
        <draw:rect draw:style-name="gr2" draw:text-style-name="P1" draw:layer="layout" svg:width="9cm" svg:height="4cm" svg:x="9.5cm" svg:y="13cm">
          <text:p text:style-name="P1">Disk Cache</text:p>
        </draw:rect>
        <draw:line draw:style-name="gr4" draw:text-style-name="P1" draw:layer="layout" svg:x1="11cm" svg:y1="7cm" svg:x2="6.5cm" svg:y2="9cm">
          <text:p/>
        </draw:line>
        <draw:line draw:style-name="gr4" draw:text-style-name="P1" draw:layer="layout" svg:x1="14cm" svg:y1="7cm" svg:x2="14cm" svg:y2="9cm">
          <text:p/>
        </draw:line>
        <draw:line draw:style-name="gr4" draw:text-style-name="P1" draw:layer="layout" svg:x1="17cm" svg:y1="7cm" svg:x2="22cm" svg:y2="9cm">
          <text:p/>
        </draw:line>
        <draw:line draw:style-name="gr4" draw:text-style-name="P1" draw:layer="layout" svg:x1="7cm" svg:y1="11cm" svg:x2="9.5cm" svg:y2="13cm">
          <text:p/>
        </draw:line>
        <draw:line draw:style-name="gr4" draw:text-style-name="P1" draw:layer="layout" svg:x1="14cm" svg:y1="11cm" svg:x2="14cm" svg:y2="13cm">
          <text:p/>
        </draw:line>
        <draw:line draw:style-name="gr4" draw:text-style-name="P1" draw:layer="layout" svg:x1="22cm" svg:y1="11cm" svg:x2="18.5cm" svg:y2="13cm">
          <text:p/>
        </draw:line>
        <draw:line draw:style-name="gr4" draw:text-style-name="P1" draw:layer="layout" svg:x1="14cm" svg:y1="17cm" svg:x2="14cm" svg:y2="19cm">
          <text:p/>
        </draw:line>
        <draw:frame draw:style-name="gr7" draw:layer="layout" svg:width="3.601cm" svg:height="0.963cm" svg:x="12.399cm" svg:y="19.037cm">
          <draw:text-box>
            <text:p>Disk Dri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VF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 Linux the VFS dispatches requests to an appropriate file system driver.</text:p>
                <text:list>
                  <text:list-item>
                    <text:p>Depending on which file is being used...</text:p>
                    <text:list>
                      <text:list-item>
                        <text:p>VFS computes which partition the file is on using the system mount points that are active.</text:p>
                      </text:list-item>
                      <text:list-item>
                        <text:p>Knows which file system is on each partition.</text:p>
                      </text:list-item>
                      <text:list-item>
                        <text:p>Calls into appropriate file system driver.</text:p>
                      </text:list-item>
                    </text:list>
                  </text:list-item>
                </text:list>
              </text:list-item>
              <text:list-item>
                <text:p>The cache and driver know nothing about this</text:p>
                <text:list>
                  <text:list-item>
                    <text:p>They deal with raw disk blocks</text:p>
                  </text:list-item>
                  <text:list-item>
                    <text:p>Don't care about file system layout iss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sic POSIX Layout Concepts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>Superblock</text:p>
                <text:list>
                  <text:list-item>
                    <text:p>Special block that contains information about the file system layout.</text:p>
                  </text:list-item>
                </text:list>
              </text:list-item>
              <text:list-item>
                <text:p>i-nodes ("index nodes")</text:p>
                <text:list>
                  <text:list-item>
                    <text:p>Small data structure containing file meta data.</text:p>
                  </text:list-item>
                </text:list>
              </text:list-item>
              <text:list-item>
                <text:p>Free map(s)</text:p>
                <text:list>
                  <text:list-item>
                    <text:p>Tracks which blocks or inodes are available.</text:p>
                  </text:list-item>
                </text:list>
              </text:list-item>
              <text:list-item>
                <text:p>Files</text:p>
              </text:list-item>
              <text:list-item>
                <text:p>Direc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uperblock</text:p>
          </draw:text-box>
        </draw:frame>
        <draw:frame presentation:style-name="pr5" draw:layer="layout" svg:width="25.199cm" svg:height="14.516cm" svg:x="1.4cm" svg:y="4.914cm" presentation:class="outline" presentation:user-transformed="true">
          <draw:text-box>
            <text:list text:style-name="L2">
              <text:list-item>
                <text:p>Contains information about the file system as a whole</text:p>
                <text:list>
                  <text:list-item>
                    <text:p>File system type</text:p>
                  </text:list-item>
                  <text:list-item>
                    <text:p>Size and/or location of other data structures</text:p>
                  </text:list-item>
                </text:list>
              </text:list-item>
              <text:list-item>
                <text:p>Allows the file system driver to manipulate different sized instances of a file system.</text:p>
                <text:list>
                  <text:list-item>
                    <text:p>ext3 on a 100 MiB partition vs a 10 GiB partition</text:p>
                  </text:list-item>
                </text:list>
              </text:list-item>
              <text:list-item>
                <text:p>Sometimes duplicated on the disk</text:p>
                <text:list>
                  <text:list-item>
                    <text:p>If the superblock becomes unreadible, the entire file system is destroy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I-Nodes</text:p>
          </draw:text-box>
        </draw:frame>
        <draw:frame presentation:style-name="pr5" draw:layer="layout" svg:width="25.199cm" svg:height="14.331cm" svg:x="1.4cm" svg:y="4.914cm" presentation:class="outline" presentation:user-transformed="true">
          <draw:text-box>
            <text:list text:style-name="L2">
              <text:list-item>
                <text:p>One i-node for every file and directory.</text:p>
                <text:list>
                  <text:list-item>
                    <text:p>Contains metadata (except for the file name)</text:p>
                    <text:list>
                      <text:list-item>
                        <text:p>Exact size in bytes</text:p>
                        <text:list>
                          <text:list-item>
                            <text:p>Needed since the last block of the file is partially filled</text:p>
                          </text:list-item>
                        </text:list>
                      </text:list-item>
                      <text:list-item>
                        <text:p>Permissions</text:p>
                      </text:list-item>
                      <text:list-item>
                        <text:p>Owner and group association</text:p>
                      </text:list-item>
                      <text:list-item>
                        <text:p>Number of links</text:p>
                        <text:list>
                          <text:list-item>
                            <text:p>A file can appear in multiple directories</text:p>
                          </text:list-item>
                        </text:list>
                      </text:list-item>
                      <text:list-item>
                        <text:p>Information for finding the file contents</text:p>
                      </text:list-item>
                    </text:list>
                  </text:list-item>
                </text:list>
              </text:list-item>
              <text:list-item>
                <text:p>Number of i-nodes fixed when disk formatted</text:p>
                <text:list>
                  <text:list-item>
                    <text:p>Not necessarily. Advanced systems ar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ree Map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here is the free space?</text:p>
                <text:list>
                  <text:list-item>
                    <text:p>Must track which blocks are used.</text:p>
                    <text:list>
                      <text:list-item>
                        <text:p>Typically a "free map" uses a single bit to represent a block.</text:p>
                        <text:list>
                          <text:list-item>
                            <text:p>If the bit is clear the block is free. If the bit is set the block is used.</text:p>
                          </text:list-item>
                        </text:list>
                      </text:list-item>
                    </text:list>
                  </text:list-item>
                  <text:list-item>
                    <text:p>Must track which inodes are used.</text:p>
                    <text:list>
                      <text:list-item>
                        <text:p>Another free map used to track i-nodes the same wa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iles</text:p>
          </draw:text-box>
        </draw:frame>
        <draw:frame presentation:style-name="pr5" draw:layer="layout" svg:width="25.199cm" svg:height="15.094cm" svg:x="1.4cm" svg:y="4.914cm" presentation:class="outline" presentation:user-transformed="true">
          <draw:text-box>
            <text:list text:style-name="L2">
              <text:list-item>
                <text:p>The i-node contains information about file.</text:p>
                <text:list>
                  <text:list-item>
                    <text:p>Block #s of the first part of the file stored directly in the i-node.</text:p>
                    <text:list>
                      <text:list-item>
                        <text:p>BUT... the i-node is small so not many block #s will fit.</text:p>
                      </text:list-item>
                    </text:list>
                  </text:list-item>
                  <text:list-item>
                    <text:p>Block # of a block full of block numbers</text:p>
                    <text:list>
                      <text:list-item>
                        <text:p>Called the "first indirection pointer"</text:p>
                      </text:list-item>
                    </text:list>
                  </text:list-item>
                  <text:list-item>
                    <text:p>Block # of a block full of first indirection pointers.</text:p>
                    <text:list>
                      <text:list-item>
                        <text:p>Called the "second indirection pointer"</text:p>
                      </text:list-item>
                    </text:list>
                  </text:list-item>
                  <text:list-item>
                    <text:p>Block # of a block full of second indirection pointers.</text:p>
                    <text:list>
                      <text:list-item>
                        <text:p>Called the "third indirection pointer"</text:p>
                      </text:list-item>
                    </text:list>
                  </text:list-item>
                </text:list>
              </text:list-item>
              <text:list-item>
                <text:p>See GenericFS documentation for detail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rector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rectories are like files.</text:p>
                <text:list>
                  <text:list-item>
                    <text:p>Just a large array of bytes</text:p>
                  </text:list-item>
                  <text:list-item>
                    <text:p>Managed like files internally</text:p>
                  </text:list-item>
                </text:list>
              </text:list-item>
              <text:list-item>
                <text:p>Contain a list of (name, i-node) associations.</text:p>
                <text:list>
                  <text:list-item>
                    <text:p>For each file named, the i-node controlling that file is specified.</text:p>
                  </text:list-item>
                  <text:list-item>
                    <text:p>When a file is opened the i-node is brought into kernel memory.</text:p>
                  </text:list-item>
                  <text:list-item>
                    <text:p>The name of the file is not important after th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53M08S</meta:editing-duration>
    <meta:editing-cycles>6</meta:editing-cycles>
    <meta:generator>OpenOffice.org/3.1$Win32 OpenOffice.org_project/310m11$Build-9399</meta:generator>
    <dc:date>2009-10-29T11:19:09.77</dc:date>
    <dc:creator>Peter Chapin</dc:creator>
    <meta:document-statistic meta:object-count="123"/>
  </office:meta>
</office:document-meta>
</file>